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monospace"/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4" style:family="paragraph" style:parent-style-name="Heading_20_1">
      <style:text-properties fo:font-variant="normal" fo:text-transform="none" fo:color="#24292e" style:font-name="apple-system" fo:letter-spacing="normal" fo:font-style="normal" fo:font-weight="bold"/>
    </style:style>
    <style:style style:name="P5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letter-spacing="normal" fo:font-style="normal" fo:font-weight="bold"/>
    </style:style>
    <style:style style:name="P6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7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ocker Compose for Symfony 4 with PHP, Apache, mySQL and Composer</text:h>
      <text:p text:style-name="P1">This git provides a docker infrastructure for Symfony for development.</text:p>
      <text:h text:style-name="P5" text:outline-level="2"><text:bookmark text:name="user-content-configuration"/>Configuration</text:h>
      <text:p text:style-name="P1">You can modify PHP version, mySQL version, mySQL credentials and Apache HTTP port in the /.env environment file. When you download this branch please create your environment settings. Don't forget to create mysql root and dev user passwords.</text:p>
      <text:p text:style-name="P6"><text:span text:style-name="Source_20_Text"><text:span text:style-name="T1">$ cp .env.dist .env</text:span></text:span></text:p>
      <text:p text:style-name="P1">After modification please run</text:p>
      <text:p text:style-name="P6"><text:span text:style-name="Source_20_Text"><text:span text:style-name="T1">$ docker-compose build</text:span></text:span></text:p>
      <text:h text:style-name="P5" text:outline-level="2"><text:bookmark text:name="user-content-how-to-install-symphony-4"/>How to install Symphony 4?</text:h>
      <text:p text:style-name="P1">First start the docker containers:</text:p>
      <text:p text:style-name="P6"><text:span text:style-name="Source_20_Text"><text:span text:style-name="T1">$ docker-compose up -d</text:span></text:span></text:p>
      <text:p text:style-name="P2"><text:span text:style-name="T2">Then enter the </text:span><text:span text:style-name="Emphasis"><text:span text:style-name="T2">php_web</text:span></text:span><text:span text:style-name="T2"> container with the </text:span><text:span text:style-name="Emphasis"><text:span text:style-name="T2">dev</text:span></text:span><text:span text:style-name="T2"> user to install Symphony 4 with composer: (Symfony not allows to install with root user)</text:span></text:p>
      <text:p text:style-name="P6"><text:span text:style-name="Source_20_Text"><text:span text:style-name="T1">$ docker exec -u dev -it web bash</text:span></text:span></text:p>
      <text:p text:style-name="P2"><text:span text:style-name="T2">Change directory to </text:span><text:span text:style-name="Emphasis"><text:span text:style-name="T2">/var/www</text:span></text:span><text:span text:style-name="T2"> where is the mapped </text:span><text:span text:style-name="Emphasis"><text:span text:style-name="T2">site</text:span></text:span><text:span text:style-name="T2"> folder and please run the standard composer command to install all the necessary codes. Important: always use the word </text:span><text:span text:style-name="Emphasis"><text:span text:style-name="T2">site</text:span></text:span><text:span text:style-name="T2"> as the directory parameter.</text:span></text:p>
      <text:p text:style-name="P6"><text:span text:style-name="Source_20_Text"><text:span text:style-name="T1">$ cd /var/www</text:span></text:span></text:p>
      <text:p text:style-name="P7"><text:span text:style-name="Source_20_Text"><text:span text:style-name="T1">$ composer create-project symfony/website-skeleton site</text:span></text:span></text:p>
      <text:p text:style-name="P3"><text:span text:style-name="T2">In your code editor you will see the </text:span><text:span text:style-name="Emphasis"><text:span text:style-name="T2">/site</text:span></text:span><text:span text:style-name="T2"> folder contains all the Symfony codes. This folder mapped to the </text:span><text:span text:style-name="Emphasis"><text:span text:style-name="T2">/var/www/site</text:span></text:span><text:span text:style-name="T2"> path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monospace"/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S</meta:editing-duration>
    <meta:editing-cycles>3</meta:editing-cycles>
    <meta:generator>OpenOffice/4.1.6$Win32 OpenOffice.org_project/416m1$Build-9790</meta:generator>
    <dc:date>2020-01-06T20:23:47.96</dc:date>
    <meta:document-statistic meta:table-count="0" meta:image-count="0" meta:object-count="0" meta:page-count="1" meta:paragraph-count="16" meta:word-count="179" meta:character-count="1108"/>
    <meta:user-defined meta:name="Info 1"/>
    <meta:user-defined meta:name="Info 2"/>
    <meta:user-defined meta:name="Info 3"/>
    <meta:user-defined meta:name="Info 4"/>
  </office:meta>
</office:document-meta>
</file>